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Code39" svg:font-family="CCode39" style:font-family-generic="roman"/>
    <style:font-face style:name="Code128" svg:font-family="Code128" style:font-family-generic="roman"/>
    <style:font-face style:name="Helvetica" svg:font-family="Helvetica" style:font-family-generic="roman"/>
    <style:font-face style:name="CCode391" svg:font-family="CCode39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1pt" style:font-size-asian="11pt"/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6pt" style:font-size-asian="16pt" style:font-size-complex="16pt"/>
    </style:style>
    <style:style style:name="P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6pt" officeooo:paragraph-rsid="0007e3b3" style:font-size-asian="16pt" style:font-size-complex="16pt"/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6pt" officeooo:paragraph-rsid="0009e569" style:font-size-asian="16pt" style:font-size-complex="16pt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6pt" officeooo:rsid="00093fe2" officeooo:paragraph-rsid="00093fe2" style:font-size-asian="16pt" style:font-size-complex="16pt"/>
    </style:style>
    <style:style style:name="P6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1pt" style:font-size-asian="11pt"/>
    </style:style>
    <style:style style:name="P7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6pt" style:font-size-asian="16pt" style:font-size-complex="16pt"/>
    </style:style>
    <style:style style:name="P8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6pt" officeooo:paragraph-rsid="0009e569" style:font-size-asian="16pt" style:font-size-complex="16pt"/>
    </style:style>
    <style:style style:name="P9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6pt" officeooo:rsid="00093fe2" officeooo:paragraph-rsid="00093fe2" style:font-size-asian="16pt" style:font-size-complex="16pt"/>
    </style:style>
    <style:style style:name="P10" style:family="paragraph" style:parent-style-name="Standard" style:master-page-name="Standard">
      <style:paragraph-properties style:page-number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6pt" officeooo:paragraph-rsid="0009e569" style:font-size-asian="16pt" style:font-size-complex="16pt"/>
    </style:style>
    <style:style style:name="T1" style:family="text">
      <style:text-properties fo:color="#000000" style:font-name="CCode39"/>
    </style:style>
    <style:style style:name="T2" style:family="text">
      <style:text-properties fo:color="#000000" style:font-name="CCode39" fo:font-size="20pt" style:font-size-asian="20pt" style:font-size-complex="20pt"/>
    </style:style>
    <style:style style:name="T3" style:family="text">
      <style:text-properties style:font-name="CCode39"/>
    </style:style>
    <style:style style:name="T4" style:family="text">
      <style:text-properties style:font-name="CCode39" fo:font-size="24pt" style:font-size-asian="24pt"/>
    </style:style>
    <style:style style:name="T5" style:family="text">
      <style:text-properties style:font-size-complex="20pt"/>
    </style:style>
    <style:style style:name="T6" style:family="text">
      <style:text-properties officeooo:rsid="0009e5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*U%JEFFW*</text:p>
      <text:p text:style-name="P8">JEFFW</text:p>
      <text:p text:style-name="P8"/>
      <text:p text:style-name="P3">*L%A01.01*</text:p>
      <text:p text:style-name="P7">A01.01</text:p>
      <text:p text:style-name="P7"/>
      <text:p text:style-name="P2">*O%123*</text:p>
      <text:p text:style-name="P7">123</text:p>
      <text:p text:style-name="P7"/>
      <text:p text:style-name="P3">*O%456*</text:p>
      <text:p text:style-name="P7">456</text:p>
      <text:p text:style-name="P7"/>
      <text:p text:style-name="P2"><text:span text:style-name="T3">*B%1*</text:span></text:p>
      <text:p text:style-name="P9">POS1</text:p>
      <text:p text:style-name="P9"/>
      <text:p text:style-name="P5"><text:span text:style-name="T3">*B%2*</text:span></text:p>
      <text:p text:style-name="P9">POS2</text:p>
      <text:p text:style-name="P9"/>
      <text:p text:style-name="P5"><text:span text:style-name="T3">*B%3*</text:span></text:p>
      <text:p text:style-name="P9">POS3</text:p>
      <text:p text:style-name="P9"/>
      <text:p text:style-name="P4"><text:span text:style-name="T3">*X%START*</text:span></text:p>
      <text:p text:style-name="P8">START PICK</text:p>
      <text:p text:style-name="P8"/>
      <text:p text:style-name="P8"><text:span text:style-name="T3">*X%SHORT*</text:span></text:p>
      <text:p text:style-name="P8"><text:span text:style-name="T6">SHORT</text:span></text:p>
      <text:p text:style-name="P8"/>
      <text:p text:style-name="P4">*X%LOGOUT*</text:p>
      <text:p text:style-name="P8">LOGOUT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Code39" svg:font-family="CCode39" style:font-family-generic="roman"/>
    <style:font-face style:name="Code128" svg:font-family="Code128" style:font-family-generic="roman"/>
    <style:font-face style:name="Helvetica" svg:font-family="Helvetica" style:font-family-generic="roman"/>
    <style:font-face style:name="CCode391" svg:font-family="CCode39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4:30:14</meta:creation-date>
    <meta:print-date>2013-02-22T14:41:19</meta:print-date>
    <dc:date>2013-03-03T15:36:54</dc:date>
    <meta:editing-duration>PT1M38S</meta:editing-duration>
    <meta:editing-cycles>5</meta:editing-cycles>
    <meta:generator>LibreOffice/4.0.0.3$MacOSX_x86 LibreOffice_project/53fd80e80f44edd735c18dbc5b6cde811e0a15c</meta:generator>
    <meta:document-statistic meta:table-count="0" meta:image-count="0" meta:object-count="0" meta:page-count="1" meta:paragraph-count="20" meta:word-count="21" meta:character-count="126" meta:non-whitespace-character-count="125"/>
  </office:meta>
</office:document-meta>
</file>